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okieValueMethodArgumentResolver.handleMissingValueAfterConversion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okieValue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okieValu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ValueNamedValueInfo.CookieValueNamedValueInfo( CookieValu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okieValu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okieValueMethodArgumentResolver.AbstractCookieValueMethodArgumentResolver( @ Nullable Configur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